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type Utilisateur:</text:p>
      <text:p text:style-name="Standard"/>
      <text:p text:style-name="Standard">Invariants:</text:p>
      <text:p text:style-name="Standard"><text:tab/><text:tab/></text:p>
      <text:p text:style-name="Standard"><text:tab/><text:span text:style-name="T1">context</text:span> u:utilisateur <text:span text:style-name="T1">inv</text:span>:</text:p>
      <text:p text:style-name="Standard"><text:tab/><text:tab/>u.pseudo.size() &gt; 0</text:p>
      <text:p text:style-name="Standard"/>
      <text:p text:style-name="Standard"><text:tab/><text:span text:style-name="T1">context</text:span> u:utilisateur <text:span text:style-name="T1">inv</text:span>:</text:p>
      <text:p text:style-name="Standard"><text:tab/><text:tab/>u.password.size() &gt; 0</text:p>
      <text:p text:style-name="Standard"/>
      <text:p text:style-name="Standard"><text:tab/><text:span text:style-name="T1">context</text:span> u:utilisateur <text:span text:style-name="T1">inv</text:span>:</text:p>
      <text:p text:style-name="Standard"><text:tab/><text:tab/>u.historique.size() &gt;= 0</text:p>
      <text:p text:style-name="Standard"/>
      <text:p text:style-name="Standard">Pre et post conditions :</text:p>
      <text:p text:style-name="Standard"/>
      <text:p text:style-name="Standard"><text:tab/><text:span text:style-name="T1">context</text:span> Utilisateur::saisirVehicule(c: Gabarit, c: Carburant): Vehicule <text:s/></text:p>
      <text:p text:style-name="Standard"><text:tab/></text:p>
      <text:p text:style-name="Standard"><text:tab/><text:tab/><text:span text:style-name="T1">pre</text:span>: (c.gabarit = Gabarit::citadine or</text:p>
      <text:p text:style-name="Standard"><text:tab/><text:tab/> <text:s text:c="6"/>c.gabarit = Gabarit::monospace or</text:p>
      <text:p text:style-name="Standard"><text:tab/><text:tab/> <text:s text:c="6"/>c.gabarit = Gabarit::smart or</text:p>
      <text:p text:style-name="Standard"><text:tab/><text:tab/> <text:s text:c="6"/>c.gabarit = Gabarit::2 roues or</text:p>
      <text:p text:style-name="Standard"><text:tab/><text:tab/> <text:s text:c="6"/>c.gabarit = Gabarit::camionnette or</text:p>
      <text:p text:style-name="Standard"><text:tab/><text:tab/> <text:s text:c="6"/>c.gabarit = Gabarit::camion or</text:p>
      <text:p text:style-name="Standard"><text:tab/><text:tab/> <text:s text:c="6"/>c.gabarit = Gabarit::tout-terrain) and</text:p>
      <text:p text:style-name="Standard"><text:tab/><text:tab/> <text:s text:c="6"/>(c.carburant = Carburant::essence or </text:p>
      <text:p text:style-name="Standard"><text:tab/><text:tab/> <text:s text:c="7"/>c.carburant = Carburant::diesel)</text:p>
      <text:p text:style-name="Standard"><text:tab/><text:tab/></text:p>
      <text:p text:style-name="Standard"><text:tab/><text:tab/><text:span text:style-name="T1">post</text:span>: <text:span text:style-name="T1">if </text:span>not(Utilisateur.historique.vehicules.includes(result)) <text:span text:style-name="T1">implies </text:span><text:span text:style-name="T2"><text:s/></text:span></text:p>
      <text:p text:style-name="P1"><text:tab/><text:tab/> <text:s text:c="9"/>Utilisateur.historique::enregistrerVehicule() = true and</text:p>
      <text:p text:style-name="P1"><text:tab/><text:tab/> <text:s text:c="9"/>result = v</text:p>
      <text:p text:style-name="Standard"><text:span text:style-name="T2"><text:tab/><text:tab/> <text:s text:c="8"/></text:span><text:span text:style-name="T1"><text:s/>else </text:span><text:span text:style-name="T2">Utilisateur.historique::enregistrerVehicule() = false and result = null</text:span></text:p>
      <text:p text:style-name="Standard"><text:span text:style-name="T2"><text:tab/><text:tab/> <text:s text:c="9"/></text:span><text:span text:style-name="T1">endif</text:span></text:p>
      <text:p text:style-name="P1"/>
      <text:p text:style-name="Standard"><text:span text:style-name="T2"><text:tab/></text:span><text:span text:style-name="T1">context </text:span><text:span text:style-name="T2">Utilisateur::saisirParametres(prixMax : Integer, volumeCO2: Integer,</text:span></text:p>
      <text:p text:style-name="P1"><text:tab/><text:tab/><text:tab/><text:tab/><text:tab/><text:tab/>distancePlusCourte : Boolean, </text:p>
      <text:p text:style-name="P1"><text:tab/><text:tab/><text:tab/><text:tab/><text:tab/><text:tab/>rapideDuree: Boolean) : Parametres</text:p>
      <text:p text:style-name="P1"><text:tab/><text:tab/></text:p>
      <text:p text:style-name="Standard"><text:span text:style-name="T2"><text:tab/><text:tab/></text:span><text:span text:style-name="T1">pre</text:span><text:span text:style-name="T2">: (prixMax &gt; 0 and volumeCO2 &gt; 0) and</text:span></text:p>
      <text:p text:style-name="P1"><text:tab/><text:tab/> <text:s text:c="7"/>( (distancePlusCourte = true and rapideDuree = false) or</text:p>
      <text:p text:style-name="P1"><text:tab/><text:tab/> <text:s text:c="8"/>(distancePlusCourte = false and rapideDuree = true) )</text:p>
      <text:p text:style-name="P1"><text:tab/><text:tab/></text:p>
      <text:p text:style-name="Standard"><text:span text:style-name="T2"><text:tab/><text:tab/></text:span><text:span text:style-name="T1">post</text:span><text:span text:style-name="T2">: </text:span><text:span text:style-name="T1">if</text:span><text:span text:style-name="T2"> not(Utilisateur.historique.parametres.includes(result)) implies</text:span></text:p>
      <text:p text:style-name="P1"><text:tab/><text:tab/> <text:s text:c="9"/>Utilisateur.historique::enregistrerParametres() = true and</text:p>
      <text:p text:style-name="P1"><text:tab/><text:tab/> <text:s text:c="9"/>result = p</text:p>
      <text:p text:style-name="Standard"><text:span text:style-name="T2"><text:tab/><text:tab/> <text:s text:c="9"/></text:span><text:span text:style-name="T1">else</text:span><text:span text:style-name="T2"> Utilisateur.historique::enregistrerParametres() = false and result = null</text:span></text:p>
      <text:p text:style-name="Standard"><text:span text:style-name="T2"><text:tab/><text:tab/> <text:s text:c="9"/></text:span><text:span text:style-name="T1">endif</text:span></text:p>
      <text:p text:style-name="P2"><text:s/><text:tab/></text:p>
      <text:p text:style-name="P2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tab/></text:span></text:p>
      <text:p text:style-name="Standard"><text:soft-page-break/><text:span text:style-name="T1">context </text:span><text:span text:style-name="T2">Utilisateur::consulterHistorique(): Historique</text:span></text:p>
      <text:p text:style-name="P1"><text:tab/> <text:tab/></text:p>
      <text:p text:style-name="Standard"><text:span text:style-name="T2"><text:tab/><text:tab/></text:span><text:span text:style-name="T1">post</text:span><text:span text:style-name="T2">: </text:span><text:span text:style-name="T1">if </text:span><text:span text:style-name="T2">Utilisateur.historique.size() &gt; 0 </text:span><text:span text:style-name="T1">implies</text:span><text:span text:style-name="T2"> result = Utilisateur.historique</text:span></text:p>
      <text:p text:style-name="Standard"><text:span text:style-name="T2"><text:tab/><text:tab/> <text:s text:c="9"/></text:span><text:span text:style-name="T1">else </text:span><text:span text:style-name="T2"><text:s/>result 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13S</meta:editing-duration>
    <meta:editing-cycles>38</meta:editing-cycles>
    <meta:generator>OpenOffice/4.1.1$Win32 OpenOffice.org_project/411m6$Build-9775</meta:generator>
    <dc:date>2019-02-23T17:49:01</dc:date>
    <dc:creator>Marc-Alain Petit</dc:creator>
    <meta:document-statistic meta:table-count="0" meta:image-count="0" meta:object-count="0" meta:page-count="2" meta:paragraph-count="46" meta:word-count="166" meta:character-count="1715"/>
    <meta:user-defined meta:name="Info 1"/>
    <meta:user-defined meta:name="Info 2"/>
    <meta:user-defined meta:name="Info 3"/>
    <meta:user-defined meta:name="Info 4"/>
  </office:meta>
</office:document-meta>
</file>